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6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1874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ffd320"/>
    </style:style>
    <style:style style:name="P1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P12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3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4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5" style:family="paragraph" style:parent-style-name="Header">
      <style:paragraph-properties fo:break-before="column">
        <style:tab-stops>
          <style:tab-stop style:position="2.5in" style:type="center"/>
          <style:tab-stop style:position="4.6665in" style:type="right"/>
        </style:tab-stops>
      </style:paragraph-properties>
      <style:text-properties style:font-name="Courier New" fo:background-color="#94bd5e"/>
    </style:style>
    <style:style style:name="P16" style:family="paragraph" style:parent-style-name="Standard">
      <style:paragraph-properties fo:padding="0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7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8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ffffff" style:font-name="Courier New" fo:font-size="10pt" fo:background-color="#7da647" style:font-size-asian="10pt" style:font-size-complex="10pt"/>
    </style:style>
    <style:style style:name="P19" style:family="paragraph" style:parent-style-name="Standard">
      <style:paragraph-properties fo:margin-top="0.0835in" fo:margin-bottom="0in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3.9374in"/>
          <style:tab-stop style:position="4.5in" style:type="right"/>
        </style:tab-stops>
      </style:paragraph-properties>
    </style:style>
    <style:style style:name="P20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1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3" style:family="paragraph" style:parent-style-name="Standard">
      <style:paragraph-properties fo:padding="0in" fo:border-left="none" fo:border-right="none" fo:border-top="0.0071in solid #000000" fo:border-bottom="none" style:shadow="none">
        <style:tab-stops>
          <style:tab-stop style:position="2.3646in" style:type="center"/>
          <style:tab-stop style:position="4.6665in" style:type="right"/>
        </style:tab-stops>
      </style:paragraph-properties>
      <style:text-properties fo:color="#000000" style:font-name="Courier New" fo:background-color="#ffd320"/>
    </style:style>
    <style:style style:name="P24" style:family="paragraph" style:parent-style-name="Standard">
      <style:paragraph-properties fo:padding="0in" fo:border-left="none" fo:border-right="none" fo:border-top="0.0071in solid #000000" fo:border-bottom="none" style:shadow="none">
        <style:tab-stops>
          <style:tab-stop style:position="2.3854in" style:type="center"/>
          <style:tab-stop style:position="3.5835in"/>
          <style:tab-stop style:position="4.5in" style:type="right"/>
        </style:tab-stops>
      </style:paragraph-properties>
    </style:style>
    <style:style style:name="P25" style:family="paragraph" style:parent-style-name="Header" style:master-page-name="Standard">
      <style:paragraph-properties style:page-number="auto" fo:break-before="column">
        <style:tab-stops>
          <style:tab-stop style:position="2.3854in" style:type="center"/>
          <style:tab-stop style:position="4.6665in" style:type="right"/>
        </style:tab-stops>
      </style:paragraph-properties>
      <style:text-properties fo:color="#000000" style:font-name="Courier New" fo:background-color="#ffcc99"/>
    </style:style>
    <style:style style:name="P26" style:family="paragraph" style:parent-style-name="Header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7" style:family="paragraph" style:parent-style-name="Header">
      <style:paragraph-properties fo:padding="0in" fo:border="none" style:shadow="none" style:join-border="fals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8" style:family="paragraph" style:parent-style-name="Header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ffffff" style:font-name="Courier New" fo:font-size="10pt" fo:background-color="#7da647" style:font-size-asian="10pt" style:font-size-complex="10pt"/>
    </style:style>
    <style:style style:name="P29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0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31" style:family="paragraph" style:parent-style-name="Header">
      <style:paragraph-properties>
        <style:tab-stops>
          <style:tab-stop style:position="2.2811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32" style:family="paragraph" style:parent-style-name="Header">
      <style:paragraph-properties>
        <style:tab-stops>
          <style:tab-stop style:position="0.9374in"/>
          <style:tab-stop style:position="2.1665in"/>
          <style:tab-stop style:position="2.7291in"/>
          <style:tab-stop style:position="3.1874in"/>
          <style:tab-stop style:position="4in" style:type="center"/>
          <style:tab-stop style:position="4.6563in" style:type="right"/>
        </style:tab-stops>
      </style:paragraph-properties>
      <style:text-properties style:font-name="Courier New" fo:background-color="#00ffff"/>
    </style:style>
    <style:style style:name="P33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6563in" style:type="right"/>
        </style:tab-stops>
      </style:paragraph-properties>
      <style:text-properties style:font-name="Courier New" fo:font-size="10pt" fo:font-weight="normal" fo:background-color="#00ffff" style:font-size-asian="10pt" style:font-weight-asian="normal" style:font-size-complex="10pt" style:font-weight-complex="normal"/>
    </style:style>
    <style:style style:name="P34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font-size="8pt" style:font-size-asian="8pt" style:font-size-complex="8pt"/>
    </style:style>
    <style:style style:name="P35" style:family="paragraph" style:parent-style-name="Header">
      <style:paragraph-properties>
        <style:tab-stops>
          <style:tab-stop style:position="2.2811in" style:type="center"/>
          <style:tab-stop style:position="4.6772in" style:type="right"/>
        </style:tab-stops>
      </style:paragraph-properties>
      <style:text-properties style:font-name="Courier New" fo:background-color="#ffd320"/>
    </style:style>
    <style:style style:name="P36" style:family="paragraph" style:parent-style-name="Header">
      <style:paragraph-properties>
        <style:tab-stops>
          <style:tab-stop style:position="2.2811in" style:type="center"/>
          <style:tab-stop style:position="4.5in" style:type="right"/>
        </style:tab-stops>
      </style:paragraph-properties>
      <style:text-properties style:font-name="Courier New"/>
    </style:style>
    <style:style style:name="P37" style:family="paragraph" style:parent-style-name="Header">
      <style:paragraph-properties>
        <style:tab-stops>
          <style:tab-stop style:position="0.9374in"/>
          <style:tab-stop style:position="2.1665in"/>
          <style:tab-stop style:position="2.7291in"/>
          <style:tab-stop style:position="3.1874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8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transparent"/>
    </style:style>
    <style:style style:name="P39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use-window-font-color="true" style:font-name="Courier New" fo:background-color="transparent"/>
    </style:style>
    <style:style style:name="P40" style:family="paragraph" style:parent-style-name="Header">
      <style:paragraph-properties>
        <style:tab-stops>
          <style:tab-stop style:position="2.2709in" style:type="center"/>
          <style:tab-stop style:position="4.6665in" style:type="right"/>
        </style:tab-stops>
      </style:paragraph-properties>
      <style:text-properties fo:color="#ffffff" style:font-name="Courier New" fo:background-color="#9966cc"/>
    </style:style>
    <style:style style:name="P41" style:family="paragraph" style:parent-style-name="Header">
      <style:paragraph-properties fo:padding="0in" fo:border-left="none" fo:border-right="none" fo:border-top="0.0071in solid #000000" fo:border-bottom="none" style:shadow="none">
        <style:tab-stops>
          <style:tab-stop style:position="2.3752in" style:type="center"/>
          <style:tab-stop style:position="4.6665in" style:type="right"/>
        </style:tab-stops>
      </style:paragraph-properties>
      <style:text-properties style:use-window-font-color="true" style:font-name="Courier New" fo:background-color="#9966cc"/>
    </style:style>
    <style:style style:name="P42" style:family="paragraph" style:parent-style-name="Header">
      <style:paragraph-properties fo:padding="0in" fo:border-left="none" fo:border-right="none" fo:border-top="0.0071in solid #000000" fo:border-bottom="none" style:shadow="none">
        <style:tab-stops>
          <style:tab-stop style:position="2.3854in" style:type="center"/>
          <style:tab-stop style:position="4.6665in" style:type="right"/>
        </style:tab-stops>
      </style:paragraph-properties>
      <style:text-properties style:font-name="Courier New" fo:background-color="#94bd5e"/>
    </style:style>
    <style:style style:name="P43" style:family="paragraph" style:parent-style-name="Header">
      <style:paragraph-properties fo:padding="0in" fo:border-left="none" fo:border-right="none" fo:border-top="0.0071in solid #000000" fo:border-bottom="none" style:shadow="none">
        <style:tab-stops>
          <style:tab-stop style:position="2.3854in" style:type="center"/>
          <style:tab-stop style:position="4.6665in" style:type="right"/>
        </style:tab-stops>
      </style:paragraph-properties>
      <style:text-properties style:font-name="Courier New" fo:background-color="#996633"/>
    </style:style>
    <style:style style:name="P44" style:family="paragraph" style:parent-style-name="Header">
      <style:paragraph-properties fo:break-before="column" fo:padding="0in" fo:border="none" style:shadow="none" style:join-border="false">
        <style:tab-stops>
          <style:tab-stop style:position="2.5in" style:type="center"/>
          <style:tab-stop style:position="4.7083in" style:type="right"/>
        </style:tab-stops>
      </style:paragraph-properties>
      <style:text-properties style:font-name="Courier New" fo:font-size="10pt" fo:background-color="#94bd5e" style:font-size-asian="10pt" style:font-size-complex="10pt"/>
    </style:style>
    <style:style style:name="P45" style:family="paragraph" style:parent-style-name="Header">
      <style:paragraph-properties fo:break-before="column">
        <style:tab-stops>
          <style:tab-stop style:position="2.5in" style:type="center"/>
          <style:tab-stop style:position="4.6665in" style:type="right"/>
        </style:tab-stops>
      </style:paragraph-properties>
      <style:text-properties style:font-name="Courier New" fo:background-color="#94bd5e"/>
    </style:style>
    <style:style style:name="P46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47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9374in"/>
          <style:tab-stop style:position="2.1665in"/>
          <style:tab-stop style:position="2.7291in"/>
          <style:tab-stop style:position="3.1874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48" style:family="paragraph" style:parent-style-name="Header">
      <style:paragraph-properties fo:background-color="transparent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  <style:background-image/>
      </style:paragraph-properties>
      <style:text-properties fo:color="#ffffff" style:font-name="Courier New" fo:font-size="10pt" fo:background-color="#7da647" style:font-size-asian="10pt" style:font-size-complex="10pt"/>
    </style:style>
    <style:style style:name="T1" style:family="text">
      <style:text-properties fo:font-size="6pt" style:font-size-asian="6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/>
    </style:style>
    <style:style style:name="T4" style:family="text">
      <style:text-properties style:font-name="Courier New" fo:background-color="#00ffff"/>
    </style:style>
    <style:style style:name="T5" style:family="text">
      <style:text-properties style:font-name="Courier New" fo:background-color="transparent"/>
    </style:style>
    <style:style style:name="T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Courier New" fo:background-color="#ffd320"/>
    </style:style>
    <style:style style:name="T8" style:family="text">
      <style:text-properties style:font-name="Courier New" fo:background-color="#b3b300"/>
    </style:style>
    <style:style style:name="T9" style:family="text">
      <style:text-properties style:font-name="Courier New" fo:background-color="#00ff00"/>
    </style:style>
    <style:style style:name="T10" style:family="text">
      <style:text-properties style:font-name="Courier New" fo:background-color="#ffff00"/>
    </style:style>
    <style:style style:name="T11" style:family="text">
      <style:text-properties style:font-name="Courier New" fo:background-color="#23ff23"/>
    </style:style>
    <style:style style:name="T12" style:family="text">
      <style:text-properties fo:color="#ffffff"/>
    </style:style>
    <style:style style:name="T13" style:family="text">
      <style:text-properties fo:color="#ffffff" style:font-name="Courier New" fo:background-color="#9999cc"/>
    </style:style>
    <style:style style:name="T14" style:family="text">
      <style:text-properties fo:color="#ffffff" style:font-name="Courier New" fo:background-color="#000080"/>
    </style:style>
    <style:style style:name="T15" style:family="text">
      <style:text-properties fo:color="#ffffff" style:font-name="Courier New" fo:background-color="#7da647"/>
    </style:style>
    <style:style style:name="T16" style:family="text">
      <style:text-properties fo:color="#ffffff" style:font-name="Courier New" fo:background-color="#23ff23"/>
    </style:style>
    <style:style style:name="T17" style:family="text">
      <style:text-properties fo:color="#ffffff" fo:font-size="10pt" fo:font-weight="normal" fo:background-color="#800000" style:font-size-asian="10pt" style:font-weight-asian="normal" style:font-size-complex="10pt" style:font-weight-complex="normal"/>
    </style:style>
    <style:style style:name="T18" style:family="text">
      <style:text-properties fo:background-color="#00ffff"/>
    </style:style>
    <style:style style:name="T19" style:family="text">
      <style:text-properties fo:background-color="transparen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2" style:family="text">
      <style:text-properties fo:color="#000000"/>
    </style:style>
    <style:style style:name="T23" style:family="text">
      <style:text-properties fo:color="#000000" style:font-name="Courier New" fo:background-color="#23ff23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ab/>Special Artifacts / Amulets<text:tab/></text:p>
      <text:p text:style-name="P12">___________________________<text:tab/>__________________________</text:p>
      <text:p text:style-name="P12">___________________________<text:tab/>__________________________</text:p>
      <text:p text:style-name="P12">___________________________<text:tab/>__________________________</text:p>
      <text:p text:style-name="P12">___________________________<text:tab/>__________________________</text:p>
      <text:p text:style-name="P23"><text:tab/>Weapons / Armor<text:tab/></text:p>
      <text:p text:style-name="P12"><text:span text:style-name="T18">Wt Item <text:s text:c="8"/>Enhancement</text:span><text:span text:style-name="T19"><text:tab/></text:span><text:span text:style-name="T18">Wt Item <text:s text:c="7"/>Enhancement</text:span></text:p>
      <text:p text:style-name="P39">__ ____________ ___________<text:tab/>__ ___________ ___________</text:p>
      <text:p text:style-name="P39">__ ____________ ___________<text:tab/>__ ___________ ___________</text:p>
      <text:p text:style-name="P39">__ ____________ ___________<text:tab/>__ ___________ ___________</text:p>
      <text:p text:style-name="P41"><text:tab/><text:span text:style-name="T12">Rods</text:span><text:tab/></text:p>
      <text:p text:style-name="P13">Ability IIQ Chrg Used <text:s text:c="2"/>Loc<text:span text:style-name="T19"><text:tab/></text:span>Ability IIQ Chrg Used <text:s/>Loc</text:p>
      <text:p text:style-name="P12">_______ ___ ____ ______ ___<text:tab/>_______ ___ ____ _____ ___</text:p>
      <text:p text:style-name="P12">_______ ___ ____ ______ ___<text:tab/>_______ ___ ____ _____ ___</text:p>
      <text:p text:style-name="P12">_______ ___ ____ ______ ___<text:tab/>_______ ___ ____ _____ ___</text:p>
      <text:p text:style-name="P42"><text:span text:style-name="T25"><text:tab/></text:span><text:span text:style-name="T22">Rings / Gems</text:span><text:span text:style-name="T25"><text:tab/></text:span></text:p>
      <text:p text:style-name="P13">Item Ability <text:s text:c="7"/>IIQ Loc<text:span text:style-name="T19"><text:tab/></text:span>Item Ability <text:s text:c="6"/>IIQ Loc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12">____ ______________ ___ ___<text:tab/>____ _____________ ___ ___</text:p>
      <text:p text:style-name="P43"><text:span text:style-name="T25"><text:tab/></text:span><text:span text:style-name="T12">Scrolls</text:span><text:span text:style-name="T25"><text:tab/></text:span></text:p>
      <text:p text:style-name="P13">Language Ability <text:s text:c="7"/>IIQ <text:s text:c="2"/>Ability <text:s text:c="11"/>IIQ Loc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12">________ ______________ ___<text:tab/>__________________ ___ ___</text:p>
      <text:p text:style-name="P39">________ ______________ ___<text:tab/>__________________ ___ ___</text:p>
      <text:p text:style-name="P24"><text:span text:style-name="T9">Jewels</text:span><text:span text:style-name="T2">____ </text:span><text:span text:style-name="T11"><text:tab/></text:span><text:span text:style-name="T23">Potions</text:span><text:span text:style-name="T16"><text:tab/></text:span><text:span text:style-name="T23">Healing: ____</text:span></text:p>
      <text:p text:style-name="P10"><text:span text:style-name="T10">Bars__</text:span><text:span text:style-name="T2">____ </text:span><text:span text:style-name="T4">Potion <text:s text:c="9"/># Loc</text:span><text:span text:style-name="T5"> <text:s text:c="2"/></text:span><text:span text:style-name="T4">Potion <text:s text:c="9"/># Loc</text:span></text:p>
      <text:p text:style-name="P10"><text:span text:style-name="T10">Gold__</text:span><text:span text:style-name="T2">____ </text:span><text:span text:style-name="T5">_______________ _ ___ <text:s text:c="2"/>_______________ _ ___</text:span></text:p>
      <text:p text:style-name="P10"><text:span text:style-name="T4">Silver</text:span><text:span text:style-name="T2">____ _______________ _ ___ <text:s text:c="2"/>_______________ _ ___</text:span></text:p>
      <text:p text:style-name="P14"><text:span text:style-name="T14">Copper</text:span><text:span text:style-name="T2">____ _______________ _ ___ <text:s text:c="2"/>_______________ _ ___</text:span></text:p>
      <text:p text:style-name="P20"><text:span text:style-name="T17">Bank</text:span><text:span text:style-name="T24">______ _______________ _ ___ <text:s text:c="2"/>_______________ _ ___</text:span></text:p>
      <text:p text:style-name="P3">___________________________ </text:p>
      <text:p text:style-name="P2">by ________ on ___/___/___</text:p>
      <text:p text:style-name="P19"><text:s text:c="7"/><text:span text:style-name="T1">Portrait<text:tab/> <text:s/>Team Identity </text:span></text:p>
      <text:p text:style-name="P4">Race:__________ Sex: __ <text:s/>Points: ___ / ___ <text:s/>1:____ 2:____ 3:____ 4:____ 5:____</text:p>
      <text:p text:style-name="P6"><text:span text:style-name="T3">ST:(__)</text:span><text:span text:style-name="T2">___/___<text:tab/><text:tab/>Hits:____________ Fat:_________SB:___</text:span></text:p>
      <text:p text:style-name="P6"><text:span text:style-name="T3">DX:(__)</text:span><text:span text:style-name="T2">___/___/___<text:tab/>XP:______________________ Needed:____</text:span></text:p>
      <text:p text:style-name="P7"><text:span text:style-name="T3">IQ:(__)</text:span><text:span text:style-name="T2">___/___<text:tab/><text:tab/>___________________________________</text:span></text:p>
      <text:p text:style-name="P7"><text:span text:style-name="T3">MA:(__)</text:span><text:span text:style-name="T2">___/___<text:tab/><text:tab/>___________________________________</text:span></text:p>
      <text:p text:style-name="P11"><text:span text:style-name="T3">Native Abilities</text:span><text:span text:style-name="T2">:_______________________________________</text:span></text:p>
      <text:p text:style-name="P9">Wt ST DCl Dam # Weapon /Missile <text:s text:c="12"/>Special Loc</text:p>
      <text:p text:style-name="P8">__ __ ___ ___ _ ___________________________ _______ ___</text:p>
      <text:p text:style-name="P8">__ __ ___ ___ _ ___________________________ _______ ___</text:p>
      <text:p text:style-name="P8">__ __ ___ ___ _ ___________________________ _______ ___</text:p>
      <text:p text:style-name="P8">__ __ ___ ___ _ ___________________________ _______ ___</text:p>
      <text:p text:style-name="P10"><text:span text:style-name="T4">IIQ ST Ability <text:s text:c="12"/></text:span><text:span text:style-name="T2"><text:tab/></text:span><text:span text:style-name="T7">Wt DX Hit Armor/Shld <text:s/>Loc</text:span></text:p>
      <text:p text:style-name="P8">___ __ ____________________<text:tab/>__ __ ___ ___________ ___</text:p>
      <text:p text:style-name="P8">___ __ ____________________<text:tab/>__ __ ___ ___________ ___</text:p>
      <text:p text:style-name="P8">___ __ ____________________<text:tab/>__ __ ___ ___________ ___</text:p>
      <text:p text:style-name="P8">___ __ ____________________<text:tab/>__ __ ___ ___________ ___</text:p>
      <text:p text:style-name="P10"><text:span text:style-name="T2">___ __ ____________________<text:tab/></text:span><text:span text:style-name="T7">Wt Mundane Item <text:s text:c="6"/>Loc</text:span>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___ __ ____________________<text:tab/>__ __________________ ___</text:p>
      <text:p text:style-name="P8"><text:tab/>__ __________________ ___</text:p>
      <text:p text:style-name="P10"><text:span text:style-name="T13">Languages <text:s text:c="16"/>_</text:span><text:span text:style-name="T2"><text:tab/>__ __________________ ___</text:span></text:p>
      <text:p text:style-name="P8">_______ _________ _________ <text:s text:c="2"/>__ __________________ ___</text:p>
      <text:p text:style-name="P8">_______ _________ _________ <text:s text:c="2"/>__ __________________ ___</text:p>
      <text:p text:style-name="P8">_______ _________ _________ <text:s text:c="2"/>__ __________________ ___</text:p>
      <text:p text:style-name="P8">_______ _________ _________ <text:s text:c="2"/>__ __________________ ___</text:p>
      <text:p text:style-name="P10"><text:span text:style-name="T8">Animal St Dx IQ <text:s/>MA <text:s/>Ht Dam Hits <text:s/>Fat Cost XP <text:s text:c="6"/>Nxt</text:span><text:span text:style-name="T4"> </text:span><text:span text:style-name="T2"><text:s text:c="3"/></text:span></text:p>
      <text:p text:style-name="P8">______ __ __ __ ____ __ ___ ____ ____ ____ ________ ___</text:p>
      <text:p text:style-name="P8">______ __ __ __ ____ __ ___ ____ ____ ____ ________ ___</text:p>
      <text:p text:style-name="P5">______ __ __ __ ____ __ ___ ____ ____ ____ ________ ___</text:p>
      <text:p text:style-name="P18">_ <text:s text:c="24"/>Notes <text:s text:c="23"/>_</text:p>
      <text:p text:style-name="P17">________________________________________________________</text:p>
      <text:p text:style-name="P17">________________________________________________________</text:p>
      <text:p text:style-name="P17">________________________________________________________</text:p>
      <text:p text:style-name="P17">________________________________________________________</text:p>
      <text:p text:style-name="P17">________________________________________________________</text:p>
      <text:p text:style-name="P44"><text:soft-page-break/><text:tab/>Library - Pages<text:tab/></text:p>
      <text:p text:style-name="P33">Ability <text:s text:c="5"/>IIQ 1 <text:s text:c="4"/>IIQ 2 <text:s text:c="4"/>IIQ 3 <text:s text:c="3"/>IIQ 4 <text:s text:c="2"/>IIQ 5 <text:s text:c="2"/></text:p>
      <text:p text:style-name="P34"><text:span text:style-name="T26">Iceball <text:s text:c="8"/></text:span><text:span text:style-name="T27"><text:s/></text:span>___________ ____________ __________ _________ _______</text:p>
      <text:p text:style-name="P34"><text:span text:style-name="T26">Fireball <text:s text:c="7"/></text:span><text:span text:style-name="T27"><text:s/>___________ ____________ __________ _________ _______</text:span></text:p>
      <text:p text:style-name="P34"><text:span text:style-name="T26">Lightning <text:s text:c="6"/></text:span><text:s/>___________ ____________ __________ _________ _______</text:p>
      <text:p text:style-name="P34"><text:span text:style-name="T26">Ether Arrow <text:s text:c="4"/></text:span><text:s/>___________ ____________ __________ _________ _______</text:p>
      <text:p text:style-name="P34"><text:span text:style-name="T26">Boulder <text:s text:c="8"/></text:span><text:s/>___________ ____________ __________ _________ _______</text:p>
      <text:p text:style-name="P34"><text:span text:style-name="T26">Aid <text:s text:c="12"/></text:span><text:s/>___________ ____________ __________ _________ _______</text:p>
      <text:p text:style-name="P34"><text:span text:style-name="T26">Drain <text:s text:c="10"/></text:span><text:s/>___________ ____________ __________ _________ _______</text:p>
      <text:p text:style-name="P34"><text:span text:style-name="T26">Avert <text:s text:c="10"/></text:span><text:s/>___________ ____________ __________ _________ _______</text:p>
      <text:p text:style-name="P34"><text:span text:style-name="T26">Attract <text:s text:c="8"/></text:span><text:s/>___________ ____________ __________ _________ _______</text:p>
      <text:p text:style-name="P34"><text:span text:style-name="T26">Beacon <text:s text:c="9"/></text:span><text:s/>___________ ____________ __________ _________ _______</text:p>
      <text:p text:style-name="P34"><text:span text:style-name="T26">Control Animal <text:s/></text:span><text:s/>___________ ____________ __________ _________ _______</text:p>
      <text:p text:style-name="P34"><text:span text:style-name="T26">Create: Wall <text:s text:c="3"/></text:span><text:s/>___________ ____________ __________ _________ _______</text:p>
      <text:p text:style-name="P34"><text:span text:style-name="T26">Create: Shadow <text:s/></text:span><text:s/>___________ ____________ __________ _________ _______</text:p>
      <text:p text:style-name="P34"><text:span text:style-name="T26">Create: Fire <text:s text:c="3"/></text:span><text:s/>___________ ____________ __________ _________ _______</text:p>
      <text:p text:style-name="P34"><text:span text:style-name="T26">Create Artifact </text:span><text:s/>___________ ____________ __________ _________ _______</text:p>
      <text:p text:style-name="P34"><text:span text:style-name="T26">Destroy: (type) </text:span><text:s/>___________ ____________ __________ _________ _______</text:p>
      <text:p text:style-name="P34"><text:span text:style-name="T26">Flight/Swim <text:s text:c="4"/></text:span><text:s/>___________ ____________ __________ _________ _______</text:p>
      <text:p text:style-name="P34"><text:span text:style-name="T26">Ground <text:s text:c="9"/></text:span><text:s/>___________ ____________ __________ _________ _______</text:p>
      <text:p text:style-name="P34"><text:span text:style-name="T26">Healing <text:s text:c="8"/></text:span><text:s/>___________ ____________ __________ _________ _______</text:p>
      <text:p text:style-name="P34"><text:span text:style-name="T26">Knock <text:s text:c="10"/></text:span><text:s/>___________ ____________ __________ _________ _______</text:p>
      <text:p text:style-name="P34"><text:span text:style-name="T26">Lock <text:s text:c="11"/></text:span><text:s/>___________ ____________ __________ _________ _______</text:p>
      <text:p text:style-name="P34"><text:span text:style-name="T26">Proof: Fire <text:s text:c="4"/></text:span><text:s/>___________ ____________ __________ _________ _______</text:p>
      <text:p text:style-name="P34"><text:span text:style-name="T26">Proof: Ice <text:s text:c="5"/></text:span><text:s/>___________ ____________ __________ _________ _______</text:p>
      <text:p text:style-name="P34"><text:span text:style-name="T26">Proof: Lightning</text:span> ___________ ____________ __________ _________ _______</text:p>
      <text:p text:style-name="P34"><text:span text:style-name="T26">Proof: Water <text:s text:c="3"/></text:span><text:s/>___________ ____________ __________ _________ _______</text:p>
      <text:p text:style-name="P34"><text:span text:style-name="T26">Sensitize:(type)</text:span> ___________ ____________ __________ _________ _______</text:p>
      <text:p text:style-name="P34"><text:span text:style-name="T26">Rope <text:s text:c="11"/></text:span><text:s/>___________ ____________ __________ _________ _______</text:p>
      <text:p text:style-name="P34"><text:span text:style-name="T26">Untie <text:s text:c="10"/></text:span><text:s/>___________ ____________ __________ _________ _______</text:p>
      <text:p text:style-name="P34"><text:span text:style-name="T26">Sleep <text:s text:c="10"/></text:span><text:s/>___________ ____________ __________ _________ _______</text:p>
      <text:p text:style-name="P34"><text:span text:style-name="T26">Awake <text:s text:c="10"/></text:span><text:s/>___________ ____________ __________ _________ _______</text:p>
      <text:p text:style-name="P34"><text:span text:style-name="T26">Speed <text:s text:c="10"/></text:span><text:s/>___________ ____________ __________ _________ _______</text:p>
      <text:p text:style-name="P34"><text:span text:style-name="T26">Slow <text:s text:c="11"/></text:span><text:s/>___________ ____________ __________ _________ _______</text:p>
      <text:p text:style-name="P34"><text:span text:style-name="T26">Stone Flesh <text:s text:c="4"/></text:span><text:s/>___________ ____________ __________ _________ _______</text:p>
      <text:p text:style-name="P34"><text:span text:style-name="T26">Storm: Fire <text:s text:c="4"/></text:span><text:s/>___________ ____________ __________ _________ _______</text:p>
      <text:p text:style-name="P34"><text:span text:style-name="T26">Storm: Ice <text:s text:c="5"/></text:span><text:s/>___________ ____________ __________ _________ _______</text:p>
      <text:p text:style-name="P34"><text:span text:style-name="T26">Storm: Electric </text:span><text:s/>___________ ____________ __________ _________ _______</text:p>
      <text:p text:style-name="P34"><text:span text:style-name="T26">Storm: Water <text:s text:c="3"/></text:span><text:s/>___________ ____________ __________ _________ _______</text:p>
      <text:p text:style-name="P34"><text:span text:style-name="T26">Calm: (type) <text:s text:c="3"/></text:span><text:s/>___________ ____________ __________ _________ _______</text:p>
      <text:p text:style-name="P34"><text:span text:style-name="T26">Summon <text:s text:c="9"/></text:span><text:s/>___________ ____________ __________ _________ _______</text:p>
      <text:p text:style-name="P34"><text:span text:style-name="T26">Release <text:s text:c="8"/></text:span><text:s/>___________ ____________ __________ _________ _______</text:p>
      <text:p text:style-name="P34"><text:span text:style-name="T26">Teleport <text:s text:c="7"/></text:span><text:s/>___________ ____________ __________ _________ _______</text:p>
      <text:p text:style-name="P34"><text:span text:style-name="T26">Recall <text:s text:c="9"/></text:span><text:s/>___________ ____________ __________ _________ _______</text:p>
      <text:p text:style-name="P34"><text:span text:style-name="T26">Vision <text:s text:c="9"/></text:span><text:s/>___________ ____________ __________ _________ _______</text:p>
      <text:p text:style-name="P17"><text:span text:style-name="T21">Blind <text:s text:c="10"/></text:span><text:span text:style-name="T20"><text:s/>___________ ____________ __________ _________ _______</text:span></text:p>
      <text:p text:style-name="P34"><text:span text:style-name="T26">Sword <text:s text:c="10"/></text:span><text:s/>___________ ____________ __________ _________ _______</text:p>
      <text:p text:style-name="P34"><text:span text:style-name="T26">Ax/Mace/Hammer <text:s/></text:span><text:s/>___________ ____________ __________ _________ _______</text:p>
      <text:p text:style-name="P34"><text:span text:style-name="T26">Pole Weapons <text:s text:c="3"/></text:span><text:s/>___________ ____________ __________ _________ _______</text:p>
      <text:p text:style-name="P34"><text:span text:style-name="T26">Unusual Weapons </text:span><text:s/>___________ ____________ __________ _________ _______</text:p>
      <text:p text:style-name="P34"><text:span text:style-name="T26">Thrown Weapons <text:s/></text:span><text:s/>___________ ____________ __________ _________ _______</text:p>
      <text:p text:style-name="P34"><text:span text:style-name="T26">Drawn Bow <text:s text:c="6"/></text:span><text:s/>___________ ____________ __________ _________ _______</text:p>
      <text:p text:style-name="P34"><text:span text:style-name="T26">Cross Bow <text:s text:c="6"/></text:span><text:s/>___________ ____________ __________ _________ _______</text:p>
      <text:p text:style-name="P34"><text:span text:style-name="T26">Animal Handler <text:s/></text:span><text:s/>___________ ____________ __________ _________ _______</text:p>
      <text:p text:style-name="P34"><text:span text:style-name="T26">Armor <text:s text:c="10"/></text:span><text:s/>___________ ____________ __________ _________ _______</text:p>
      <text:p text:style-name="P34"><text:span text:style-name="T26">Chemist <text:s text:c="8"/></text:span><text:s/>___________ ____________ __________ _________ _______</text:p>
      <text:p text:style-name="P34"><text:span text:style-name="T26">Leadership <text:s text:c="5"/></text:span><text:s/>___________ ____________ __________ _________ _______</text:p>
      <text:p text:style-name="P34"><text:span text:style-name="T26">Literacy <text:s text:c="7"/></text:span><text:s/>___________ ____________ __________ _________ _______</text:p>
      <text:p text:style-name="P34"><text:span text:style-name="T26">Physical Fitness</text:span> ___________ ____________ __________ _________ _______</text:p>
      <text:p text:style-name="P34"><text:span text:style-name="T26">Physicker <text:s text:c="6"/></text:span><text:s/>___________ ____________ __________ _________ _______</text:p>
      <text:p text:style-name="P34"><text:span text:style-name="T26">Stealth <text:s text:c="8"/></text:span><text:s/>___________ ____________ __________ _________ _______</text:p>
      <text:p text:style-name="P34"><text:span text:style-name="T26">Unarmed Combat <text:s/></text:span><text:s/>___________ ____________ __________ _________ _______</text:p>
      <text:p text:style-name="P15"><text:tab/>Library - Books<text:tab/></text:p>
      <text:p text:style-name="P13"># <text:s/>Language <text:s text:c="2"/>Loc<text:span text:style-name="T19"> <text:s text:c="2"/></text:span># <text:s/>Language <text:s/>Loc<text:span text:style-name="T19"> <text:s text:c="2"/></text:span># <text:s/>Language <text:s text:c="2"/>Loc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12">__ __________ ___ <text:s text:c="2"/>__ _________ ___ <text:s text:c="2"/>__ __________ ___</text:p>
      <text:p text:style-name="P35"><text:tab/>Mundane Items<text:tab/></text:p>
      <text:p text:style-name="P31">Wt Item <text:s text:c="16"/>Loc<text:span text:style-name="T19"> <text:s text:c="2"/></text:span>Wt Item <text:s text:c="15"/>Loc</text:p>
      <text:p text:style-name="P36"><text:span text:style-name="T26"><text:s text:c="2"/></text:span><text:s/><text:span text:style-name="T26"><text:s text:c="20"/></text:span><text:s/><text:span text:style-name="T26"><text:s text:c="3"/></text:span><text:s text:c="3"/>__ ___________________ ___</text:p>
      <text:p text:style-name="P36"><text:span text:style-name="T26"><text:s text:c="2"/></text:span><text:s/><text:span text:style-name="T26"><text:s text:c="20"/></text:span><text:s/><text:span text:style-name="T26"><text:s text:c="3"/></text:span><text:s text:c="3"/>__ ___________________ ___</text:p>
      <text:p text:style-name="P36">__ ____________________ ___ <text:s text:c="2"/>__ ___________________ ___</text:p>
      <text:p text:style-name="P40"><text:tab/>Current Projects<text:tab/></text:p>
      <text:p text:style-name="P32">Item <text:s text:c="13"/>Enhancement Value <text:s/>Days <text:s/>Invested<text:tab/></text:p>
      <text:p text:style-name="P37">_________________ ___________ ______ _____ _____________</text:p>
      <text:p text:style-name="P37">_________________ ___________ ______ _____ _____________</text:p>
      <text:p text:style-name="P37">_________________ ___________ ______ _____ _____________</text:p>
      <text:p text:style-name="P37">_________________ ___________ ______ _____ _____________</text:p>
      <text:p text:style-name="P37">_________________ ___________ ______ _____ _____________</text:p>
      <text:p text:style-name="P37">_________________ ___________ ______ _____ _____________</text:p>
      <text:p text:style-name="P37">_________________ ___________ ______ _____ _____________</text:p>
      <text:p text:style-name="P28">_ <text:s text:c="24"/>Notes <text:s text:c="23"/>_</text:p>
      <text:p text:style-name="P26">________________________________________________________</text:p>
      <text:p text:style-name="P26">________________________________________________________</text:p>
      <text:p text:style-name="P27">________________________________________________________</text:p>
      <text:p text:style-name="P26">________________________________________________________</text:p>
      <text:p text:style-name="P47">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page-layout style:name="Mpm1">
      <style:page-layout-properties fo:page-width="11in" fo:page-height="8.5in" style:num-format="1" style:print-orientation="landscape" fo:margin-top="0.5in" fo:margin-bottom="0.4in" fo:margin-left="0.5in" fo:margin-right="0.55in" style:writing-mode="lr-tb" style:layout-grid-color="#c0c0c0" style:layout-grid-lines="29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3.0 Librarian <text:s/>Revised 22 July 2011<text:tab/><text:tab/>Version 3.0 Librarian <text:s/>Revised 22 July 2011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		Sex:__ Birthday:__/__ /__</dc:title>
    <meta:initial-creator>The Rice Family</meta:initial-creator>
    <meta:creation-date>2003-01-18T15:49:00</meta:creation-date>
    <dc:date>2011-07-22T16:09:07.40</dc:date>
    <meta:printed-by>Carol Roscoe</meta:printed-by>
    <meta:print-date>2009-01-06T10:30:21.34</meta:print-date>
    <dc:language>en-US</dc:language>
    <meta:editing-cycles>21</meta:editing-cycles>
    <meta:editing-duration>PT14H57M13S</meta:editing-duration>
    <meta:document-statistic meta:table-count="0" meta:image-count="0" meta:object-count="0" meta:page-count="2" meta:paragraph-count="211" meta:word-count="1338" meta:character-count="12056"/>
    <dc:creator>Rini Roscoe</dc:creator>
    <meta:user-defined meta:name="Info 1"/>
    <meta:user-defined meta:name="Info 2"/>
    <meta:user-defined meta:name="Info 3"/>
    <meta:user-defined meta:name="Info 4"/>
  </office:meta>
</office:document-meta>
</file>